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svg:font-family="'DejaVu Sans'" style:font-family-generic="swiss"/>
    <style:font-face style:name="DejaVu Sans2"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fo:orphans="0" fo:widows="0"/>
      <style:text-properties fo:font-size="12pt" style:font-size-asian="12pt" style:font-size-complex="12pt"/>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margin-left="0in" fo:margin-right="0in" fo:text-indent="0.4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Contents_20_1">
      <style:paragraph-properties>
        <style:tab-stops>
          <style:tab-stop style:position="6.4965in"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Heading_20_2">
      <style:paragraph-properties fo:break-before="page"/>
    </style:style>
    <style:style style:name="P11" style:family="paragraph" style:parent-style-name="Contents_20_2">
      <style:paragraph-properties>
        <style:tab-stops>
          <style:tab-stop style:position="6.4965in" style:type="right" style:leader-style="dotted" style:leader-text="."/>
        </style:tab-stops>
      </style:paragraph-properties>
    </style:style>
    <style:style style:name="P12" style:family="paragraph" style:parent-style-name="Standard" style:master-page-name="Standard">
      <style:paragraph-properties fo:text-align="center" style:justify-single-word="false" fo:orphans="0" fo:widows="0" style:page-number="auto"/>
      <style:text-properties fo:font-size="12pt" style:font-size-asian="12pt" style:font-size-complex="12pt"/>
    </style:style>
    <style:style style:name="P13" style:family="paragraph" style:parent-style-name="Standard" style:list-style-name="L1"/>
    <style:style style:name="P14" style:family="paragraph" style:parent-style-name="Standard" style:master-page-name="First_20_Page">
      <style:paragraph-properties style:page-number="auto"/>
    </style:style>
    <style:style style:name="P15" style:family="paragraph" style:parent-style-name="Text_20_body" style:list-style-name="L2"/>
    <style:style style:name="P16" style:family="paragraph" style:parent-style-name="Text_20_body" style:list-style-name="L3"/>
    <style:style style:name="P17" style:family="paragraph" style:parent-style-name="Contents_20_Heading">
      <style:paragraph-properties fo:break-before="page"/>
    </style:style>
    <style:style style:name="P18" style:family="paragraph">
      <style:paragraph-properties style:writing-mode="lr-tb"/>
    </style:style>
    <style:style style:name="T1" style:family="text">
      <style:text-properties fo:background-color="#ffff00"/>
    </style:style>
    <style:style style:name="T2" style:family="text">
      <style:text-properties fo:font-style="italic" style:font-style-asian="italic" style:font-style-complex="italic"/>
    </style:style>
    <style:style style:name="T3" style:family="text">
      <style:text-properties style:use-window-font-color="true" style:font-name="Times New Roman" fo:font-size="10pt" fo:language="ru" fo:country="RU" style:font-name-asian="Times New Roman" style:font-size-asian="10pt" style:font-name-complex="Times New Roman" style:font-size-complex="10pt" style:language-complex="ar" style:country-complex="SA"/>
    </style:style>
    <style:style style:name="fr1" style:family="graphic" style:parent-style-name="Frame">
      <style:graphic-properties fo:margin-left="0.05in" fo:margin-right="0.05in" fo:margin-top="0.05in" fo:margin-bottom="0.05in"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wrap="dynamic" style:number-wrapped-paragraphs="no-limit" style:vertical-pos="top" style:vertical-rel="baseline" style:horizontal-pos="center" style:horizontal-rel="paragraph"/>
    </style:style>
    <style:style style:name="fr4" style:family="graphic" style:parent-style-name="Graphics">
      <style:graphic-properties fo:margin-left="0.05in" fo:margin-right="0.05in" fo:margin-top="0.05in" fo:margin-bottom="0.05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13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text:id="ct131685008">
          <text:deletion>
            <office:change-info>
              <dc:creator>user_phmf6</dc:creator>
              <dc:date>2010-09-24T08:53:00</dc:date>
            </office:change-info>
            <text:p text:style-name="Standard">содержимое</text:p>
          </text:deletion>
        </text:changed-region>
        <text:changed-region text:id="ct114264736">
          <text:insertion>
            <office:change-info>
              <dc:creator>user_phmf6</dc:creator>
              <dc:date>2010-09-24T08:53:00</dc:date>
            </office:change-info>
          </text:insertion>
        </text:changed-region>
        <text:changed-region text:id="ct146719200">
          <text:insertion>
            <office:change-info>
              <dc:creator>user_phmf6</dc:creator>
              <dc:date>2010-09-24T08:53:00</dc:date>
            </office:change-info>
          </text:insertion>
        </text:changed-region>
        <text:changed-region text:id="ct121152624">
          <text:deletion>
            <office:change-info>
              <dc:creator>user_phmf6</dc:creator>
              <dc:date>2010-09-24T08:53:00</dc:date>
            </office:change-info>
            <text:p text:style-name="Standard">С</text:p>
          </text:deletion>
        </text:changed-region>
        <text:changed-region text:id="ct144871584">
          <text:insertion>
            <office:change-info>
              <dc:creator>user_phmf6</dc:creator>
              <dc:date>2010-09-24T08:53:00</dc:date>
            </office:change-info>
          </text:insertion>
        </text:changed-region>
        <text:changed-region text:id="ct101970544">
          <text:deletion>
            <office:change-info>
              <dc:creator>user_phmf6</dc:creator>
              <dc:date>2010-09-24T08:53:00</dc:date>
            </office:change-info>
            <text:p text:style-name="Standard">еть</text:p>
          </text:deletion>
        </text:changed-region>
        <text:changed-region text:id="ct132067744">
          <text:insertion>
            <office:change-info>
              <dc:creator>user_phmf6</dc:creator>
              <dc:date>2010-09-24T08:53:00</dc:date>
            </office:change-info>
          </text:insertion>
        </text:changed-region>
        <text:changed-region text:id="ct145364560">
          <text:deletion>
            <office:change-info>
              <dc:creator>user_phmf6</dc:creator>
              <dc:date>2010-09-24T08:53:00</dc:date>
            </office:change-info>
            <text:p text:style-name="Standard">м</text:p>
          </text:deletion>
        </text:changed-region>
        <text:changed-region text:id="ct132097648">
          <text:insertion>
            <office:change-info>
              <dc:creator>user_phmf6</dc:creator>
              <dc:date>2010-09-24T08:53:00</dc:date>
            </office:change-info>
          </text:insertion>
        </text:changed-region>
        <text:changed-region text:id="ct103543696">
          <text:insertion>
            <office:change-info>
              <dc:creator>user_phmf6</dc:creator>
              <dc:date>2010-09-24T08:54:00</dc:date>
            </office:change-info>
          </text:insertion>
        </text:changed-region>
        <text:changed-region text:id="ct131332176">
          <text:insertion>
            <office:change-info>
              <dc:creator>user_phmf6</dc:creator>
              <dc:date>2010-09-24T08:54:00</dc:date>
            </office:change-info>
          </text:insertion>
        </text:changed-region>
        <text:changed-region text:id="ct128412176">
          <text:deletion>
            <office:change-info>
              <dc:creator>user_phmf6</dc:creator>
              <dc:date>2010-09-24T08:54:00</dc:date>
            </office:change-info>
            <text:p text:style-name="Standard">содержимого </text:p>
          </text:deletion>
        </text:changed-region>
        <text:changed-region text:id="ct101307904">
          <text:insertion>
            <office:change-info>
              <dc:creator>user_phmf6</dc:creator>
              <dc:date>2010-09-24T08:54:00</dc:date>
            </office:change-info>
          </text:insertion>
        </text:changed-region>
        <text:changed-region text:id="ct48817872">
          <text:insertion>
            <office:change-info>
              <dc:creator>user_phmf6</dc:creator>
              <dc:date>2010-09-24T08: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5">КУРСОВАЯ РАБОТА</text:p>
      <text:p text:style-name="P4">Тема: <text:span text:style-name="T2">Разработка пользовательского интерфейса сайта для изучения неизвестных иностранных слов в субтитрах</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Выполнил студент гр. 5057/2<text:tab/>В.В. Руцкий</text:p>
      <text:p text:style-name="P3"/>
      <text:p text:style-name="P3">Преподаватель:<text:tab/><text:tab/><text:tab/>Н.Б. Суетова</text:p>
      <text:p text:style-name="Standard"/>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7">Содержание</text:p>
          </text:index-title>
          <text:p text:style-name="P8">Тема работы<text:tab/>3</text:p>
          <text:p text:style-name="P8">Сравнение с аналогами<text:tab/>3</text:p>
          <text:p text:style-name="P8">Целевая аудитория<text:tab/>4</text:p>
          <text:p text:style-name="P11">Пользовательские истории<text:tab/>4</text:p>
          <text:p text:style-name="P8">Анализ требований<text:tab/>4</text:p>
          <text:p text:style-name="P8">Внешняя спецификация<text:tab/>5</text:p>
          <text:p text:style-name="P11">Варианты использования<text:tab/>5</text:p>
          <text:p text:style-name="P11">Диаграммы деятельности<text:tab/>5</text:p>
          <text:p text:style-name="P11">Диаграммы состояний<text:tab/>9</text:p>
          <text:p text:style-name="P11">Прототип<text:tab/>10</text:p>
          <text:p text:style-name="P8">Руководство пользователя (TODO)<text:tab/>14</text:p>
          <text:p text:style-name="P8">План тестирования (TODO)<text:tab/>14</text:p>
        </text:index-body>
      </text:table-of-content>
      <text:p text:style-name="Heading"/>
      <text:h text:style-name="P9" text:outline-level="1">Тема работы</text:h>
      <text:p text:style-name="Standard">Данный сервис предназначен для людей со средним знанием<office:annotation><dc:creator>user_phmf6</dc:creator><dc:date>2010-09-24T08:52:00</dc:date><text:p text:style-name="P18"><text:span text:style-name="T3">Критерий?</text:span></text:p></office:annotation> английского языка, которые могут смотреть и понимать большую часть просматриваемой серии на иностранном языке, но ещё неизвестные для них 5-10% слов или выражений в серии не дают полностью понять <text:change text:change-id="ct131685008"/><text:change-start text:change-id="ct114264736"/>содержание<text:change-end text:change-id="ct114264736"/>.</text:p>
      <text:p text:style-name="Standard"><text:change-start text:change-id="ct146719200"/>Если зритель <text:change-end text:change-id="ct146719200"/><text:change text:change-id="ct121152624"/><text:change-start text:change-id="ct144871584"/>с<text:change-end text:change-id="ct144871584"/>мотр<text:change text:change-id="ct101970544"/><text:change-start text:change-id="ct132067744"/>ит<text:change-end text:change-id="ct132067744"/> сериал с субтитрами и подсматривание<text:change text:change-id="ct145364560"/><text:change-start text:change-id="ct132097648"/>т<text:change-end text:change-id="ct132097648"/> в словарь при обнаружении неизвестных слов<text:change-start text:change-id="ct103543696"/>, то это <text:change-end text:change-id="ct103543696"/><text:s/>отвлекает <text:change-start text:change-id="ct131332176"/>его <text:change-end text:change-id="ct131332176"/>от <text:change text:change-id="ct128412176"/><text:change-start text:change-id="ct101307904"/>содержания <text:change-end text:change-id="ct101307904"/>серии и не даёт погрузиться в просмотр. Чтение субтитров до просмотра серии приводит к раскрытию сюжета и просмотр эпизода сериала становится уже неинтересным.</text:p>
      <text:p text:style-name="Standard">Оптимальным для зрителя выходом было бы иметь словарь неизвестных для него слов или выражений для серии, которую он собирается посмотреть, перемешанных и приведённых к исходным формам так, чтобы никак не отражать содержимое серии. Тогда он мог бы изучить новые слова непосредственно перед просмотром серии и смотреть эпизод<text:change-start text:change-id="ct48817872"/>,<text:change-end text:change-id="ct48817872"/> зная практически весь используемый в серии набор иностранных слов.</text:p>
      <text:p text:style-name="Standard">Проектируемый сервис предназначен для составления такого словаря неизвестных <text:s/>слов.</text:p>
      <text:p text:style-name="P6">Базовый вариант использования следующий:</text:p>
      <text:list xml:id="list818577305" text:style-name="L1">
        <text:list-item>
          <text:p text:style-name="P13">пользователь загружает субтитры серии, которую хочет посмотреть, <text:s/>на сервис;</text:p>
        </text:list-item>
        <text:list-item>
          <text:p text:style-name="P13">сервис строит словарь используемых слов и <text:span text:style-name="T1">выражений</text:span> в загруженном тексте субтитров;</text:p>
        </text:list-item>
        <text:list-item>
          <text:p text:style-name="P13">сервис выделяет из словаря серии неизвестные для пользователя слова и <text:s/>предоставляет их список с переводом и произношением;</text:p>
        </text:list-item>
        <text:list-item>
          <text:p text:style-name="P13">пользователь отмечает изученные или уже известные слова из полученного <text:s text:c="2"/>списка;</text:p>
        </text:list-item>
        <text:list-item>
          <text:p text:style-name="P13">сервис запоминает слова, которые пользователь отметил как (уже) известные ему, и при следующим запросе не выдаёт их.</text:p>
        </text:list-item>
      </text:list>
      <text:p text:style-name="Standard">Возможны (и ожидаемы) вариации способа получения субтитров к серии (например <text:s/>хранить каталог серий и сериалов, для которых сервис уже подготовил словари), вариации способа определения неизвестных слов (например путём определения с помощью теста примерного уровня знаний иностранного языка или известных областей языка пользователя, и выдача слов, которые статистически малоизвестны для класса людей, которому принадлежит пользователь).</text:p>
      <text:p text:style-name="Standard">Ввиду нетривиальности выделения из произвольного текста выражений и слов в исходной форме, предполагается некоторый элемент совместной работы пользователей по составлению такого словаря или редактированию автоматически созданного словаря.</text:p>
      <text:p text:style-name="Standard">Также пользователи могут совместно определять малоизвестные слова и выражения — эта статистика может использоваться при определении новых слов для других <text:s/>пользователей.</text:p>
      <text:h text:style-name="Heading_20_1" text:outline-level="1">Сравнение с аналогами</text:h>
      <text:p text:style-name="Text_20_body">Задачу, которую должен помочь решить проектируемый сервис, можно обобщить до следующей: конечному пользователю необходимо узнать незнакомые ему слова из иностранного текста и изучить их. Сервисов ни для решения поставленной задачи, ни для обобщённой задачи найдено не было, что, по видимому, связано со сложностью задачи и непрактичности тривиального решения (которое будет реализовано).</text:p>
      <text:h text:style-name="Heading_20_1" text:outline-level="1"><text:soft-page-break/>Целевая аудитория</text:h>
      <text:p text:style-name="Text_20_body">Данный сервис предназначается следующей аудитории:</text:p>
      <text:list xml:id="list1465083596" text:style-name="L2">
        <text:list-item>
          <text:p text:style-name="P15">русскоговорящие люди, изучающие английский язык,</text:p>
        </text:list-item>
        <text:list-item>
          <text:p text:style-name="P15">русскоговорящие люди, смотрящие фильмы и сериалы на иностранном языке.</text:p>
        </text:list-item>
      </text:list>
      <text:h text:style-name="Heading_20_2" text:outline-level="2">Пользовательские истории</text:h>
      <text:list xml:id="list1993930687" text:style-name="L3">
        <text:list-item>
          <text:p text:style-name="P16">Русский студент Боб учится на программиста. Он любит смотреть американские юмористические сериалы на оригинальном языке, т. к. в <text:s/>переводах часто теряются шутки. Боб изучал английский в школе и читал большое количество технической документации на английском языке — он плохо знает грамматику английского языка, но имеет неплохой словарный запас. Смотря серию на английском языке он понимает большую часть речи, и ему лень прерываться на то, чтобы найти в английском скрипте непонятое слово или выражение, а затем посмотреть его перевод. Он бы очень хотел иметь список неизвестных ему слов перед просмотром серии, тогда он был бы мотивирован к изучению новых слов и мог бы смотреть сериалы с большей пользой.</text:p>
        </text:list-item>
        <text:list-item>
          <text:p text:style-name="P16">Русский дядюшка Сэм любит демократию, а также изучать Английский язык. Недавно он узнал про хороший метод изучения иностранного языка и иностранной культуры: через просмотр иностранных телевизионных передач на родном для них языке. Но специально подготовленных передач, которые были бы отсортированы в порядке увеличения сложности, со словарём новых и сложных слов, очень мало. Да и не всегда они ему интересны, а вот некоторые сериалы он видел уже на русском языке, они ему очень понравились, и он был бы рад пересмотреть их в оригинале. Ему бы пригодился сервис, который бы подготавливал словарь для произвольного сериала, а также оценивал его сложность.</text:p>
        </text:list-item>
      </text:list>
      <text:h text:style-name="Heading_20_1" text:outline-level="1">Анализ требований</text:h>
      <text:p text:style-name="Text_20_body">Сайт должен представлять собой каталог англоязычных сериалов, где для каждого эпизода хранятся субтитры на английском языке, а также подготовленный словарь слов и выражений, используемых в эпизоде.</text:p>
      <text:p text:style-name="Text_20_body">Для каждого зарегистрированного пользователя, должна храниться статистика известных ему слов и выражений.</text:p>
      <text:p text:style-name="Text_20_body">Пользователь, авторизовавшись на сайте, может выбрать интересующий его эпизод сериала и получить список новых для него слов и выражений из данного эпизода. Для каждого слова из списка должны приводиться переводы и транскрипции. В процессе ознакомления со новыми словами серии пользователь отмечает слова как известные, далее сервис не должен показывать их в списках новых слов для данного пользователя.</text:p>
      <text:p text:style-name="Text_20_body">Для привилегированных пользователей должна быть предоставлена возможность добавления нового эпизода. Для нового эпизода пользователь предоставляет файл субтитров, по которому сервис автоматическим образом строит словарь. При необходимости, пользователь должен иметь возможность редактировать словарь эпизода.</text:p>
      <text:h text:style-name="Heading_20_1" text:outline-level="1"><text:soft-page-break/>Внешняя спецификация</text:h>
      <text:h text:style-name="Heading_20_2" text:outline-level="2">Варианты использования</text:h>
      <text:p text:style-name="Text_20_body">На Рис. <text:sequence-ref text:reference-format="value" text:ref-name="refРис.0">1</text:sequence-ref> приведена диаграмма вариантов использования сервиса.</text:p>
      <text:p text:style-name="Text_20_body"><draw:frame draw:style-name="fr1" draw:name="Frame1" text:anchor-type="paragraph" svg:width="6.4965in" draw:z-index="8"><draw:text-box fo:min-height="4.5846in"><text:p text:style-name="Рис."><draw:frame draw:style-name="fr4" draw:name="graphics1" text:anchor-type="paragraph" svg:x="0.0016in" svg:y="0.0008in" svg:width="6.4965in" style:rel-width="100%" svg:height="4.5846in" style:rel-height="scale" draw:z-index="9"><draw:image xlink:href="../use_case.eps" xlink:type="simple" xlink:show="embed" xlink:actuate="onLoad"/></draw:frame>Рис. <text:sequence text:ref-name="refРис.0" text:name="Рис." text:formula="ooow:Рис.+1" style:num-format="1">1</text:sequence>: Диаграмма вариантов использования</text:p></draw:text-box></draw:frame></text:p>
      <text:h text:style-name="Heading_20_2" text:outline-level="2">Диаграммы деятельности</text:h>
      <text:p text:style-name="Text_20_body">Регистрация, изменение привилегий пользователя, изменение описания эпизода и удаление эпизода являются тривиальными вариантами использования.</text:p>
      <text:p text:style-name="Text_20_body">Все эпизоды находятся в узлах дерева иерархии сериалов (дерево разделяет эпизоды по категориям, например жанр → название сериала → номер сезона), а выбор эпизода представляет собой нахождение узла с интересующим эпизодом в этом дереве.</text:p>
      <text:p text:style-name="Text_20_body">На Рис. <text:sequence-ref text:reference-format="value" text:ref-name="refРис.1">2</text:sequence-ref> приведена диаграмма деятельности при добавлении эпизода.</text:p>
      <text:p text:style-name="Text_20_body">На Рис. <text:sequence-ref text:reference-format="value" text:ref-name="refРис.2">3</text:sequence-ref> приведена диаграмма деятельности при изменении словаря эпизода.</text:p>
      <text:p text:style-name="Text_20_body">На Рис. <text:sequence-ref text:reference-format="value" text:ref-name="refРис.3">4</text:sequence-ref> приведена диаграмма деятельности при ознакомлении со словарём эпизода.</text:p>
      <text:p text:style-name="P7"><draw:frame draw:style-name="fr2" draw:name="Frame5" text:anchor-type="paragraph" svg:width="6.4965in" draw:z-index="10"><draw:text-box fo:min-height="9.222in"><text:p text:style-name="Рис."><draw:frame draw:style-name="fr4" draw:name="graphics5" text:anchor-type="paragraph" svg:x="0.0016in" svg:y="0.0008in" svg:width="6.4965in" style:rel-width="100%" svg:height="9.222in" style:rel-height="scale" draw:z-index="11"><draw:image xlink:href="../activity_new_ep.eps" xlink:type="simple" xlink:show="embed" xlink:actuate="onLoad"/></draw:frame>Рис. <text:sequence text:ref-name="refРис.1" text:name="Рис." text:formula="ooow:Рис.+1" style:num-format="1">2</text:sequence>: Диаграмма деятельности при добавлении нового эпизода</text:p></draw:text-box></draw:frame><text:soft-page-break/></text:p>
      <text:p text:style-name="Text_20_body"><draw:frame draw:style-name="fr2" draw:name="Frame6" text:anchor-type="paragraph" svg:width="6.4965in" draw:z-index="0"><draw:text-box fo:min-height="9.8457in"><text:p text:style-name="Рис."><draw:frame draw:style-name="fr4" draw:name="graphics6" text:anchor-type="paragraph" svg:x="0.0016in" svg:y="0.0008in" svg:width="6.4965in" style:rel-width="100%" svg:height="9.8457in" style:rel-height="scale" draw:z-index="1"><draw:image xlink:href="../activity_edit_dict.eps" xlink:type="simple" xlink:show="embed" xlink:actuate="onLoad"/></draw:frame>Рис. <text:sequence text:ref-name="refРис.2" text:name="Рис." text:formula="ooow:Рис.+1" style:num-format="1">3</text:sequence>: Диаграмма деятельности при изменении словаря эпизода</text:p></draw:text-box></draw:frame><text:soft-page-break/></text:p>
      <text:p text:style-name="Text_20_body"><draw:frame draw:style-name="fr2" draw:name="Frame7" text:anchor-type="paragraph" svg:width="6.4965in" draw:z-index="6"><draw:text-box fo:min-height="9.2535in"><text:p text:style-name="Рис."><draw:frame draw:style-name="fr4" draw:name="graphics7" text:anchor-type="paragraph" svg:x="0.0016in" svg:y="0.0008in" svg:width="6.4965in" style:rel-width="100%" svg:height="9.2535in" style:rel-height="scale" draw:z-index="7"><draw:image xlink:href="../activity_learn_ep.eps" xlink:type="simple" xlink:show="embed" xlink:actuate="onLoad"/></draw:frame>Рис. <text:sequence text:ref-name="refРис.3" text:name="Рис." text:formula="ooow:Рис.+1" style:num-format="1">4</text:sequence>: Диаграмма деятельности при ознакомлении со словарём эпизода</text:p></draw:text-box></draw:frame><text:soft-page-break/></text:p>
      <text:h text:style-name="Heading_20_2" text:outline-level="2"><text:soft-page-break/>Диаграммы состояний</text:h>
      <text:p text:style-name="Text_20_body">На Рис. <text:sequence-ref text:reference-format="value" text:ref-name="refРис.4">5</text:sequence-ref> приведена диаграмма состояний привилегий пользователя.</text:p>
      <text:p text:style-name="Text_20_body"><draw:frame draw:style-name="fr2" draw:name="Frame2" text:anchor-type="paragraph" svg:width="6.4965in" draw:z-index="4"><draw:text-box fo:min-height="4.0937in"><text:p text:style-name="Рис."><draw:frame draw:style-name="fr4" draw:name="graphics2" text:anchor-type="paragraph" svg:x="0.0016in" svg:y="0.0008in" svg:width="6.4965in" style:rel-width="100%" svg:height="4.0937in" style:rel-height="scale" draw:z-index="5"><draw:image xlink:href="../state.eps" xlink:type="simple" xlink:show="embed" xlink:actuate="onLoad"/></draw:frame>Рис. <text:sequence text:ref-name="refРис.4" text:name="Рис." text:formula="ooow:Рис.+1" style:num-format="1">5</text:sequence>: Диаграмма состояний привилегий пользователя</text:p></draw:text-box></draw:frame></text:p>
      <text:p text:style-name="Text_20_body"/>
      <text:h text:style-name="P10" text:outline-level="2">Прототип</text:h>
      <text:p text:style-name="Text_20_body">На Рис. <text:sequence-ref text:reference-format="value" text:ref-name="refРис.5">6</text:sequence-ref> приведён прототип страницы выбора эпизода.</text:p>
      <text:p text:style-name="Text_20_body">На Рис. <text:sequence-ref text:reference-format="value" text:ref-name="refРис.6">7</text:sequence-ref> приведён прототип страницы редактирования привилегий пользователя.</text:p>
      <text:p text:style-name="Text_20_body">На Рис. <text:sequence-ref text:reference-format="value" text:ref-name="refРис.7">8</text:sequence-ref> и Рис. <text:sequence-ref text:reference-format="value" text:ref-name="refРис.8">9</text:sequence-ref> приведёны прототипы страниц добавления эпизода.</text:p>
      <text:p text:style-name="Text_20_body">На Рис. <text:sequence-ref text:reference-format="value" text:ref-name="refРис.9">10</text:sequence-ref> приведён прототип страницы изменения словаря эпизода.</text:p>
      <text:p text:style-name="Text_20_body">На Рис. <text:sequence-ref text:reference-format="value" text:ref-name="refРис.10">11</text:sequence-ref> приведён прототип страницы ознакомления пользователем со словарём эпизода.</text:p>
      <text:p text:style-name="Text_20_body"><draw:frame draw:style-name="fr3" draw:name="Frame3" text:anchor-type="as-char" svg:width="4.7398in" draw:z-index="20"><draw:text-box fo:min-height="6.1874in"><text:p text:style-name="Рис."><draw:frame draw:style-name="fr5" draw:name="graphics3" text:anchor-type="paragraph" svg:x="0in" svg:y="0in" svg:width="4.7398in" style:rel-width="100%" svg:height="6.1902in" style:rel-height="scale" draw:z-index="21"><draw:image xlink:href="../proto_select_ep.png" xlink:type="simple" xlink:show="embed" xlink:actuate="onLoad"/></draw:frame>Рис. <text:sequence text:ref-name="refРис.5" text:name="Рис." text:formula="ooow:Рис.+1" style:num-format="1">6</text:sequence>: Прототип страницы выбора эпизода</text:p></draw:text-box></draw:frame></text:p>
      <text:p text:style-name="Text_20_body"/>
      <text:p text:style-name="P7"><draw:frame draw:style-name="fr2" draw:name="Frame4" text:anchor-type="paragraph" svg:width="5.9165in" draw:z-index="2"><draw:text-box fo:min-height="3.2291in"><text:p text:style-name="Рис."><draw:frame draw:style-name="fr5" draw:name="graphics4" text:anchor-type="paragraph" svg:x="0.0016in" svg:y="0.0008in" svg:width="5.9165in" style:rel-width="100%" svg:height="3.2291in" style:rel-height="scale" draw:z-index="3"><draw:image xlink:href="../proto_edit_priv.png" xlink:type="simple" xlink:show="embed" xlink:actuate="onLoad"/></draw:frame>Рис. <text:sequence text:ref-name="refРис.6" text:name="Рис." text:formula="ooow:Рис.+1" style:num-format="1">7</text:sequence>: Прототип страницы редактирования привилегий</text:p></draw:text-box></draw:frame><text:soft-page-break/></text:p>
      <text:p text:style-name="Text_20_body"><draw:frame draw:style-name="fr2" draw:name="Frame8" text:anchor-type="paragraph" svg:width="5in" draw:z-index="12"><draw:text-box fo:min-height="6.8854in"><text:p text:style-name="Рис."><draw:frame draw:style-name="fr5" draw:name="graphics8" text:anchor-type="paragraph" svg:x="0.0016in" svg:y="0.0008in" svg:width="5in" style:rel-width="100%" svg:height="6.8854in" style:rel-height="scale" draw:z-index="13"><draw:image xlink:href="../proto_add_ep.png" xlink:type="simple" xlink:show="embed" xlink:actuate="onLoad"/></draw:frame>Рис. <text:sequence text:ref-name="refРис.7" text:name="Рис." text:formula="ooow:Рис.+1" style:num-format="1">8</text:sequence>: Прототип страницы добавления эпизода. Заполнение описания</text:p></draw:text-box></draw:frame><text:soft-page-break/></text:p>
      <text:p text:style-name="Text_20_body"><draw:frame draw:style-name="fr2" draw:name="Frame9" text:anchor-type="paragraph" svg:width="5.0417in" draw:z-index="14"><draw:text-box fo:min-height="2.0728in"><text:p text:style-name="Рис."><draw:frame draw:style-name="fr5" draw:name="graphics9" text:anchor-type="paragraph" svg:x="0.0016in" svg:y="0.0008in" svg:width="5.0417in" style:rel-width="100%" svg:height="2.0728in" style:rel-height="scale" draw:z-index="15"><draw:image xlink:href="../proto_upload_subt.png" xlink:type="simple" xlink:show="embed" xlink:actuate="onLoad"/></draw:frame>Рис. <text:sequence text:ref-name="refРис.8" text:name="Рис." text:formula="ooow:Рис.+1" style:num-format="1">9</text:sequence>: Прототип страницы добавления эпизода. Загрузка субтитров</text:p></draw:text-box></draw:frame><text:soft-page-break/></text:p>
      <text:p text:style-name="Text_20_body"><draw:frame draw:style-name="fr2" draw:name="Frame10" text:anchor-type="paragraph" svg:width="5.2189in" draw:z-index="16"><draw:text-box fo:min-height="4.2917in"><text:p text:style-name="Рис."><draw:frame draw:style-name="fr5" draw:name="graphics10" text:anchor-type="paragraph" svg:x="0.0016in" svg:y="0.0008in" svg:width="5.2189in" style:rel-width="100%" svg:height="4.2917in" style:rel-height="scale" draw:z-index="17"><draw:image xlink:href="../proto_edit_dict.png" xlink:type="simple" xlink:show="embed" xlink:actuate="onLoad"/></draw:frame>Рис. <text:sequence text:ref-name="refРис.9" text:name="Рис." text:formula="ooow:Рис.+1" style:num-format="1">10</text:sequence>: Прототип страницы изменения словаря эпизода</text:p></draw:text-box></draw:frame></text:p>
      <text:p text:style-name="Text_20_body"><draw:frame draw:style-name="fr2" draw:name="Frame11" text:anchor-type="paragraph" svg:width="6.0937in" draw:z-index="18"><draw:text-box fo:min-height="4.2083in"><text:p text:style-name="Рис."><draw:frame draw:style-name="fr5" draw:name="graphics11" text:anchor-type="paragraph" svg:x="0.0016in" svg:y="0.0008in" svg:width="6.0937in" style:rel-width="100%" svg:height="4.2083in" style:rel-height="scale" draw:z-index="19"><draw:image xlink:href="../proto_learn_ep.png" xlink:type="simple" xlink:show="embed" xlink:actuate="onLoad"/></draw:frame>Рис. <text:sequence text:ref-name="refРис.10" text:name="Рис." text:formula="ooow:Рис.+1" style:num-format="1">11</text:sequence>: Прототип страницы ознакомления со словарём эпизода</text:p></draw:text-box></draw:frame><text:soft-page-break/></text:p>
      <text:h text:style-name="Heading_20_1" text:outline-level="1">Руководство пользователя (TODO)</text:h>
      <text:p text:style-name="Text_20_body"/>
      <text:h text:style-name="Heading_20_1" text:outline-level="1">План тестирования (TODO)</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svg:font-family="'DejaVu Sans'" style:font-family-generic="swiss"/>
    <style:font-face style:name="DejaVu Sans2"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ru" fo:country="RU"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2" fo:widows="2" fo:text-indent="0.4in" style:auto-text-indent="false" style:shadow="none"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in" style:type="right" style:leader-style="dotted" style:leader-text="."/>
        </style:tab-stops>
      </style:paragraph-properties>
    </style:style>
    <style:style style:name="Рис." style:family="paragraph" style:parent-style-name="Caption"/>
    <style:style style:name="Frame_20_contents" style:display-name="Frame contents" style:family="paragraph" style:parent-style-name="Text_20_body" style:class="extra"/>
    <style:style style:name="Основной_20_шрифт_20_абзаца" style:display-name="Основной шрифт абзаца" style:family="text"/>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Standard" style:master-page-name="Standard">
      <style:paragraph-properties fo:text-align="center" style:justify-single-word="false" fo:orphans="0" fo:widows="0" style:page-number="auto"/>
      <style:text-properties fo:font-size="12pt" style:font-size-asian="12pt" style:font-size-complex="12pt"/>
    </style:style>
    <style:style style:name="MP3" style:family="paragraph" style:parent-style-name="Standard">
      <style:paragraph-properties fo:text-align="center" style:justify-single-word="false" fo:orphans="0" fo:widows="0"/>
      <style:text-properties fo:font-size="12pt" style:font-size-asian="12pt" style:font-size-complex="12pt"/>
    </style:style>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style:header>
        <text:p text:style-name="MP2">Санкт-Петербургский государственный политехнический университет</text:p>
        <text:p text:style-name="MP3">Физико-механический факультет</text:p>
        <text:p text:style-name="MP3">Кафедра прикладной математики</text:p>
      </style:header>
      <style:footer>
        <text:p text:style-name="MP1">Санкт-Петербург</text:p>
        <text:p text:style-name="MP1">20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Руцкий В</dc:title>
    <meta:initial-creator>user_phmf6</meta:initial-creator>
    <meta:creation-date>2010-09-24T07:51:00</meta:creation-date>
    <dc:creator>Vladimir Rutsky</dc:creator>
    <dc:date>2011-02-16T17:12:46</dc:date>
    <meta:editing-cycles>128</meta:editing-cycles>
    <meta:editing-duration>PT115H36M09S</meta:editing-duration>
    <meta:generator>OpenOffice.org/3.2$Unix OpenOffice.org_project/320m12$Build-9483</meta:generator>
    <meta:printed-by>Vladimir Rutsky</meta:printed-by>
    <meta:print-date>2011-02-16T16:43:34</meta:print-date>
    <meta:document-statistic meta:table-count="0" meta:image-count="11" meta:object-count="0" meta:page-count="14" meta:paragraph-count="87" meta:word-count="1054" meta:character-count="7881"/>
    <meta:user-defined meta:name="Info 1"/>
    <meta:user-defined meta:name="Info 2"/>
    <meta:user-defined meta:name="Info 3"/>
    <meta:user-defined meta:name="Info 4"/>
  </office:meta>
</office:document-meta>
</file>